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rmalizedMessageImpl.setAttachments( Map 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list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setProperty(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rmalizedMessageImpl.createProperti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get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Content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removeAttachmen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rmalizedMessageImpl.addAttachment( String id , 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BodyText(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NormalizedMessageImpl( MessageExchangeImpl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convertAttachm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rmalizedMessageImpl.setSecuritySubject( Subject 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rmalizedMessageImpl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getAttachment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writeExternal( ObjectOutput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rmalizedMessageImpl.getBody( Pojo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creat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Body( Objec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Attachmen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get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NormalizedMessa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rmalizedMessageImpl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getBody( org . apache . servicemix . jbi . marshaler . Pojo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setProperties( Map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createAttachment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readExternal( ObjectInput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rmalizedMessageImpl.getBody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rmalizedMessageImpl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rmalizedMessageImpl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